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line-height="115%" style:writing-mode="page"/>
    </style:style>
    <style:style style:name="P2" style:family="paragraph" style:parent-style-name="Heading_20_1">
      <style:paragraph-properties fo:line-height="115%" style:writing-mode="page"/>
    </style:style>
    <style:style style:name="P3" style:family="paragraph" style:parent-style-name="Standard">
      <style:paragraph-properties fo:line-height="115%" style:writing-mode="page"/>
    </style:style>
    <style:style style:name="T1" style:family="text">
      <style:text-properties fo:color="#00008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ΙΟΥΔΑ</text:h>
      <text:p text:style-name="P3"/>
      <text:h text:style-name="P1" text:outline-level="2">1</text:h>
      <text:p text:style-name="P3"/>
      <text:p text:style-name="P3"><text:tab/><text:span text:style-name="T1">1</text:span> Ἰούδας Ἰησοῦ Χριστοῦ δοῦλος, ἀδελφὸς δὲ Ἰακώβου, τοῖς ἐν Θεῷ Πατρὶ ἠγαπημένοις καὶ Ἰησοῦ Χριστῷ τετηρημένοις κλητοῖς. <text:span text:style-name="T1">2</text:span> ἔλεος ὑμῖν καὶ εἰρήνη καὶ ἀγάπη πληθυνθείη.</text:p>
      <text:p text:style-name="P3"><text:tab/><text:span text:style-name="T1">3</text:span> Ἀγαπητοί, πᾶσαν σπουδὴν ποιούμενος γράφειν ὑμῖν περὶ τῆς κοινῆς ἡμῶν σωτηρίας, ἀνάγκην ἔσχον γράψαι ὑμῖν παρακαλῶν ἐπαγωνίζεσθαι τῇ ἅπαξ παραδοθείσῃ τοῖς ἁγίοις πίστει. <text:span text:style-name="T1">4</text:span> παρεισεδύησαν γάρ τινες ἄνθρωποι, οἱ πάλαι προγεγραμμένοι εἰς τοῦτο τὸ κρίμα, ἀσεβεῖς, τὴν τοῦ Θεοῦ ἡμῶν χάριτα μετατιθέντες εἰς ἀσέλγειαν καὶ τὸν μόνον Δεσπότην καὶ Κύριον ἡμῶν Ἰησοῦν Χριστὸν ἀρνούμενοι. <text:span text:style-name="T1">5</text:span> Ὑπομνῆσαι δὲ ὑμᾶς βούλομαι, εἰδότας ἅπαξ πάντα, ὅτι Κύριος λαὸν ἐκ γῆς Αἰγύπτου σώσας τὸ δεύτερον τοὺς μὴ πιστεύσαντας ἀπώλεσεν, <text:span text:style-name="T1">6</text:span> ἀγγέλους τε τοὺς μὴ τηρήσαντας τὴν ἑαυτῶν ἀρχὴν ἀλλὰ ἀπολιπόντας τὸ ἴδιον οἰκητήριον εἰς κρίσιν μεγάλης ἡμέρας δεσμοῖς <text:s/>ἀϊδίοις ὑπὸ ζόφον τετήρηκεν· <text:span text:style-name="T1">7</text:span> ὡς Σόδομα καὶ Γόμορρα καὶ αἱ περὶ αὐτὰς πόλεις, τὸν ὅμοιον τρόπον τούτοις ἐκπορνεύσασαι καὶ ἀπελθοῦσαι ὀπίσω σαρκὸς ἑτέρας, πρόκεινται δεῖγμα πυρὸς αἰωνίου δίκην ὑπέχουσαι. <text:span text:style-name="T1">8</text:span> Ὁμοίως μέντοι καὶ οὗτοι ἐνυπνιαζόμενοι σάρκα μὲν μιαίνουσιν, κυριότητα δὲ ἀθετοῦσιν, δόξας δὲ βλασφημοῦσιν. <text:span text:style-name="T1">9</text:span> ὁ δὲ <text:span text:style-name="T2">Μιχαὴλ ὁ ἀρχάγγελος</text:span>, ὅτε τῷ διαβόλῳ διακρινόμενος διελέγετο περὶ τοῦ Μωϋσέως σώματος, οὐκ ἐτόλμησεν κρίσιν ἐπενεγκεῖν βλασφημίας, ἀλλὰ εἶπεν <text:span text:style-name="T2">Ἐπιτιμήσαι σοι Κύριος</text:span>. <text:span text:style-name="T1">10</text:span> <text:soft-page-break/>οὗτοι δὲ ὅσα μὲν οὐκ οἴδασιν βλασφημοῦσιν, ὅσα δὲ φυσικῶς ὡς τὰ ἄλογα ζῷα ἐπίστανται, ἐν τούτοις φθείρονται. <text:span text:style-name="T1">11</text:span> οὐαὶ αὐτοῖς, ὅτι τῇ ὁδῷ τοῦ Κάϊν ἐπορεύθησαν, καὶ τῇ πλάνῃ τοῦ Βαλαὰμ μισθοῦ ἐξεχύθησαν, καὶ τῇ ἀντιλογίᾳ τοῦ Κόρε ἀπώλοντο. <text:span text:style-name="T1">12</text:span> Οὗτοί εἰσιν οἱ ἐν ταῖς ἀγάπαις ὑμῶν σπιλάδες συνευωχούμενοι ἀφόβως, <text:span text:style-name="T2">ἑαυτοὺς ποιμαίνοντες</text:span>, νεφέλαι ἄνυδροι ὑπὸ ἀνέμων παραφερόμεναι, δένδρα φθινοπωρινὰ ἄκαρπα δὶς ἀποθανόντα ἐκριζωθέντα, <text:span text:style-name="T1">13</text:span> κύματα ἄγρια θαλάσσης ἐπαφρίζοντα τὰς ἑαυτῶν αἰσχύνας, ἀστέρες πλανῆται, οἷς ὁ ζόφος τοῦ σκότους εἰς αἰῶνα τετήρηται. <text:span text:style-name="T1">14</text:span> Ἐπροφήτευσεν δὲ καὶ τούτοις ἕβδομος ἀπὸ Ἀδὰμ Ἑνὼχ λέγων Ἰδοὺ ἦλθεν <text:span text:style-name="T2">Κύριος ἐν ἁγίαις μυριάσιν αὐτοῦ</text:span>, <text:span text:style-name="T1">15</text:span> ποιῆσαι κρίσιν κατὰ πάντων καὶ ἐλέγξαι πάντας τοὺς ἀσεβεῖς περὶ πάντων τῶν ἔργων ἀσεβείας αὐτῶν ὧν ἠσέβησαν καὶ περὶ πάντων τῶν σκληρῶν ὧν ἐλάλησαν κατ’ αὐτοῦ ἁμαρτωλοὶ ἀσεβεῖς. <text:span text:style-name="T1">16</text:span> Οὗτοί εἰσιν γογγυσταί, μεμψίμοιροι, κατὰ τὰς ἐπιθυμίας αὐτῶν πορευόμενοι, καὶ τὸ στόμα αὐτῶν λαλεῖ ὑπέρογκα, θαυμάζοντες πρόσωπα ὠφελείας χάριν.</text:p>
      <text:p text:style-name="P3"><text:tab/><text:span text:style-name="T1">17</text:span> Ὑμεῖς δέ, ἀγαπητοί, μνήσθητε τῶν ῥημάτων τῶν προειρημένων ὑπὸ τῶν ἀποστόλων τοῦ Κυρίου ἡμῶν Ἰησοῦ Χριστοῦ, <text:span text:style-name="T1">18</text:span> ὅτι ἔλεγον ὑμῖν Ἐπ’ ἐσχάτου τοῦ χρόνου ἔσονται ἐμπαῖκται κατὰ τὰς ἑαυτῶν ἐπιθυμίας πορευόμενοι τῶν ἀσεβειῶν. <text:span text:style-name="T1">19</text:span> Οὗτοί εἰσιν οἱ ἀποδιορίζοντες, ψυχικοί, Πνεῦμα μὴ ἔχοντες. <text:span text:style-name="T1">20</text:span> ὑμεῖς δέ, ἀγαπητοί, ἐποικοδομοῦντες ἑαυτοὺς τῇ ἁγιωτάτῃ ὑμῶν πίστει, ἐν Πνεύματι Ἁγίῳ προσευχόμενοι, <text:span text:style-name="T1">21</text:span> ἑαυτοὺς ἐν ἀγάπῃ Θεοῦ τηρήσατε, προσδεχόμενοι τὸ ἔλεος τοῦ Κυρίου ἡμῶν Ἰησοῦ Χριστοῦ εἰς ζωὴν αἰώνιον. <text:span text:style-name="T1">22</text:span> καὶ οὓς μὲν ἐλεᾶτε διακρινομένους <text:span text:style-name="T1">23</text:span> σῴζετε <text:span text:style-name="T2">ἐκ πυρὸς ἁρπάζοντες</text:span>, οὓς δὲ ἐλεᾶτε ἐν φόβῳ, μισοῦντες καὶ τὸν ἀπὸ τῆς σαρκὸς <text:span text:style-name="T2">ἐσπιλωμένον χιτῶνα</text:span>.</text:p>
      <text:p text:style-name="P3"><text:tab/><text:span text:style-name="T1">24</text:span> Τῷ δὲ δυναμένῳ φυλάξαι ὑμᾶς ἀπταίστους καὶ <text:soft-page-break/>στῆσαι κατενώπιον τῆς δόξης αὐτοῦ ἀμώμους ἐν ἀγαλλιάσει, <text:span text:style-name="T1">25</text:span> μόνῳ Θεῷ Σωτῆρι ἡμῶν διὰ Ἰησοῦ Χριστοῦ τοῦ Κυρίου ἡμῶν δόξα μεγαλωσύνη κράτος καὶ ἐξουσία πρὸ παντὸς τοῦ αἰῶνος καὶ νῦν καὶ εἰς πάντας τοὺς αἰῶνας· ἀμήν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Gentium Plus Compact" fo:font-family="'Gentium Plus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1T15:51:22.74</meta:creation-date>
    <dc:date>2020-04-04T11:53:37.621000000</dc:date>
    <meta:editing-duration>PT7H36M45S</meta:editing-duration>
    <meta:editing-cycles>14</meta:editing-cycles>
    <meta:generator>LibreOffice/5.4.7.2$Windows_X86_64 LibreOffice_project/c838ef25c16710f8838b1faec480ebba495259d0</meta:generator>
    <meta:document-statistic meta:table-count="0" meta:image-count="0" meta:object-count="0" meta:page-count="3" meta:paragraph-count="6" meta:word-count="484" meta:character-count="3168" meta:non-whitespace-character-count="2685"/>
  </office:meta>
</office:document-meta>
</file>